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ahoma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87cm" style:rel-width="97%" table:align="center"/>
    </style:style>
    <style:style style:name="Table1.A" style:family="table-column">
      <style:table-column-properties style:column-width="5.029cm" style:rel-column-width="19390*"/>
    </style:style>
    <style:style style:name="Table1.B" style:family="table-column">
      <style:table-column-properties style:column-width="5.674cm" style:rel-column-width="21874*"/>
    </style:style>
    <style:style style:name="Table1.C" style:family="table-column">
      <style:table-column-properties style:column-width="5.784cm" style:rel-column-width="22297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.529cm" fo:margin-right="0.529cm" fo:margin-top="0.529cm" fo:margin-bottom="0.529cm" fo:line-height="160%" fo:text-align="justify" style:justify-single-word="false" fo:text-indent="0cm" style:auto-text-indent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ing_20_1"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6" style:family="paragraph" style:parent-style-name="Text_20_body">
      <style:paragraph-properties fo:margin-top="0cm" fo:margin-bottom="0cm" fo:padding="0cm" fo:border="none"/>
    </style:style>
    <style:style style:name="P7" style:family="paragraph" style:parent-style-name="Heading_20_4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/>
    </style:style>
    <style:style style:name="P8" style:family="paragraph" style:parent-style-name="Heading_20_4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 style:font-size-asian="10.5pt" style:font-style-asian="normal" style:font-weight-asian="normal"/>
    </style:style>
    <style:style style:name="P9" style:family="paragraph" style:parent-style-name="Text_20_body" style:list-style-name="L1">
      <style:paragraph-properties fo:margin-left="0.529cm" fo:margin-right="0.529cm" fo:margin-top="0.529cm" fo:margin-bottom="0.529cm" fo:line-height="160%" fo:text-align="justify" style:justify-single-word="false" fo:text-indent="0cm" style:auto-text-indent="false"/>
    </style:style>
    <style:style style:name="P10" style:family="paragraph" style:parent-style-name="Text_20_body" style:list-style-name="L2">
      <style:paragraph-properties fo:margin-left="0.529cm" fo:margin-right="0.529cm" fo:margin-top="0.529cm" fo:margin-bottom="0.529cm" fo:line-height="160%" fo:text-align="justify" style:justify-single-word="false" fo:text-indent="0cm" style:auto-text-indent="false"/>
    </style:style>
    <style:style style:name="P11" style:family="paragraph" style:parent-style-name="Text_20_body" style:list-style-name="L7">
      <style:paragraph-properties fo:margin-left="0.529cm" fo:margin-right="0.529cm" fo:margin-top="0.529cm" fo:margin-bottom="0.529cm" fo:line-height="160%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/>
    </style:style>
    <style:style style:name="P13" style:family="paragraph" style:parent-style-name="Text_20_body" style:list-style-name="L2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/>
    </style:style>
    <style:style style:name="P14" style:family="paragraph" style:parent-style-name="Text_20_body" style:list-style-name="L14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/>
    </style:style>
    <style:style style:name="P15" style:family="paragraph" style:parent-style-name="Text_20_body" style:list-style-name="L22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/>
    </style:style>
    <style:style style:name="P16" style:family="paragraph" style:parent-style-name="Text_20_body" style:list-style-name="L25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/>
    </style:style>
    <style:style style:name="P17" style:family="paragraph" style:parent-style-name="Text_20_body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 style:font-size-asian="10.5pt" style:font-style-asian="normal" style:font-weight-asian="normal"/>
    </style:style>
    <style:style style:name="P18" style:family="paragraph" style:parent-style-name="Text_20_body" style:list-style-name="L22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letter-spacing="normal" style:font-name-asian="宋体" style:font-size-asian="10.5pt" style:font-style-asian="normal" style:font-weight-asian="normal"/>
    </style:style>
    <style:style style:name="P19" style:family="paragraph" style:parent-style-name="Text_20_body" style:list-style-name="L3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0" style:family="paragraph" style:parent-style-name="Text_20_body" style:list-style-name="L4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1" style:family="paragraph" style:parent-style-name="Text_20_body" style:list-style-name="L5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2" style:family="paragraph" style:parent-style-name="Text_20_body" style:list-style-name="L6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3" style:family="paragraph" style:parent-style-name="Text_20_body" style:list-style-name="L8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4" style:family="paragraph" style:parent-style-name="Text_20_body" style:list-style-name="L9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5" style:family="paragraph" style:parent-style-name="Text_20_body" style:list-style-name="L10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6" style:family="paragraph" style:parent-style-name="Text_20_body" style:list-style-name="L11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7" style:family="paragraph" style:parent-style-name="Text_20_body" style:list-style-name="L12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8" style:family="paragraph" style:parent-style-name="Text_20_body" style:list-style-name="L13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29" style:family="paragraph" style:parent-style-name="Text_20_body" style:list-style-name="L14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0" style:family="paragraph" style:parent-style-name="Text_20_body" style:list-style-name="L15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1" style:family="paragraph" style:parent-style-name="Text_20_body" style:list-style-name="L16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2" style:family="paragraph" style:parent-style-name="Text_20_body" style:list-style-name="L17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3" style:family="paragraph" style:parent-style-name="Text_20_body" style:list-style-name="L18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4" style:family="paragraph" style:parent-style-name="Text_20_body" style:list-style-name="L19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5" style:family="paragraph" style:parent-style-name="Text_20_body" style:list-style-name="L20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6" style:family="paragraph" style:parent-style-name="Text_20_body" style:list-style-name="L21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7" style:family="paragraph" style:parent-style-name="Text_20_body" style:list-style-name="L23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P38" style:family="paragraph" style:parent-style-name="Text_20_body" style:list-style-name="L24">
      <style:paragraph-properties fo:margin-left="0.529cm" fo:margin-right="0.529cm" fo:margin-top="0.529cm" fo:margin-bottom="0.529cm" fo:line-height="160%" fo:text-align="justify" style:justify-single-word="false" fo:text-indent="0cm" style:auto-text-indent="false"/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T1" style:family="text">
      <style:text-properties style:font-name="tahoma" fo:font-size="12pt" fo:font-style="normal" fo:font-weight="bold"/>
    </style:style>
    <style:style style:name="T2" style:family="text">
      <style:text-properties style:font-name="tahoma" fo:font-size="10.5pt" fo:font-style="normal" fo:font-weight="normal"/>
    </style:style>
    <style:style style:name="T3" style:family="text">
      <style:text-properties style:font-name-asian="tahoma" style:font-size-asian="12pt" style:font-style-asian="normal" style:font-weight-asian="bold"/>
    </style:style>
    <style:style style:name="T4" style:family="text">
      <style:text-properties style:font-name-asian="tahoma" style:font-size-asian="10.5pt" style:font-style-asian="normal" style:font-weight-asian="normal"/>
    </style:style>
    <style:style style:name="T5" style:family="text">
      <style:text-properties fo:color="#000000" style:font-name="tahoma" fo:font-size="12pt" fo:font-style="normal" fo:font-weight="bold" fo:background-color="#ffff66"/>
    </style:style>
    <style:style style:name="T6" style:family="text">
      <style:text-properties fo:color="#000000" style:font-name="tahoma" fo:font-size="10.5pt" fo:font-style="normal" fo:font-weight="bold" fo:background-color="#ffff66"/>
    </style:style>
    <style:style style:name="T7" style:family="text">
      <style:text-properties fo:color="#000000" style:font-name="tahoma" fo:font-size="10.5pt" fo:font-style="normal" fo:font-weight="bold" fo:background-color="#a0ffff"/>
    </style:style>
    <style:style style:name="T8" style:family="text">
      <style:text-properties fo:color="#000000" fo:background-color="#a0ffff" style:font-name-asian="tahoma" style:font-size-asian="10.5pt" style:font-style-asian="normal" style:font-weight-asian="bold"/>
    </style:style>
    <style:style style:name="T9" style:family="text">
      <style:text-properties fo:color="#000000" fo:background-color="#a0ffff" style:font-size-asian="10.5pt" style:font-style-asian="normal" style:font-weight-asian="bold"/>
    </style:style>
    <style:style style:name="T10" style:family="text">
      <style:text-properties fo:color="#000000" fo:background-color="#ff9999" style:font-name-asian="tahoma" style:font-size-asian="10.5pt" style:font-style-asian="normal" style:font-weight-asian="bold"/>
    </style:style>
    <style:style style:name="T11" style:family="text">
      <style:text-properties fo:color="#000000" fo:background-color="#ff9999" style:font-weight-asian="bold"/>
    </style:style>
    <style:style style:name="T12" style:family="text">
      <style:text-properties fo:color="#000000" fo:background-color="#ff9999" style:font-size-asian="10.5pt" style:font-style-asian="normal" style:font-weight-asian="bold"/>
    </style:style>
    <style:style style:name="T13" style:family="text">
      <style:text-properties fo:color="#000000" fo:font-size="10.5pt" fo:font-style="normal" fo:font-weight="bold" fo:background-color="#ffff66"/>
    </style:style>
    <style:style style:name="T14" style:family="text">
      <style:text-properties fo:color="#000000" fo:font-size="10.5pt" fo:font-style="normal" fo:font-weight="bold" fo:background-color="#a0ffff"/>
    </style:style>
    <style:style style:name="T15" style:family="text">
      <style:text-properties fo:font-size="9pt"/>
    </style:style>
    <style:style style:name="T16" style:family="text">
      <style:text-properties style:font-size-asian="9pt"/>
    </style:style>
    <style:style style:name="T17" style:family="text">
      <style:text-properties fo:color="#606060" style:text-line-through-style="none" style:text-underline-style="none" style:text-blinking="false" style:font-size-asian="9pt"/>
    </style:style>
    <style:style style:name="T18" style:family="text">
      <style:text-properties fo:font-variant="normal" fo:text-transform="none" fo:color="#333333" style:font-name="tahoma" fo:font-size="10.5pt" fo:letter-spacing="normal" fo:font-style="normal" fo:font-weight="normal"/>
    </style:style>
    <style:style style:name="T19" style:family="text"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T20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21" style:family="text">
      <style:text-properties fo:font-variant="normal" fo:text-transform="none" fo:color="#333333" fo:font-size="10.5pt" fo:letter-spacing="normal" fo:font-style="normal" fo:font-weight="normal"/>
    </style:style>
    <style:style style:name="T22" style:family="text">
      <style:text-properties fo:font-variant="normal" fo:text-transform="none" fo:color="#333333" style:font-name="Arial" fo:letter-spacing="normal" style:font-name-asian="Arial" style:font-size-asian="10.5pt" style:font-style-asian="normal" style:font-weight-asian="normal"/>
    </style:style>
    <style:style style:name="T23" style:family="text">
      <style:text-properties fo:font-variant="normal" fo:text-transform="none" fo:color="#333333" style:font-name="Arial" fo:font-size="10.5pt" fo:letter-spacing="normal" fo:font-style="normal" fo:font-weight="normal" style:font-name-asian="Arial"/>
    </style:style>
    <style:style style:name="T24" style:family="text">
      <style:text-properties fo:font-variant="normal" fo:text-transform="none" fo:color="#333333" style:font-name="宋体" fo:letter-spacing="normal" style:font-name-asian="宋体" style:font-size-asian="10.5pt" style:font-style-asian="normal" style:font-weight-asian="normal"/>
    </style:style>
    <style:style style:name="T25" style:family="text">
      <style:text-properties fo:font-variant="normal" fo:text-transform="none" fo:color="#333333" style:font-name="宋体" fo:font-size="10.5pt" fo:letter-spacing="normal" fo:font-style="normal" fo:font-weight="normal" style:font-name-asian="宋体"/>
    </style:style>
    <style:style style:name="T26" style:family="text">
      <style:text-properties fo:font-variant="normal" fo:text-transform="none" fo:color="#000000" style:font-name="tahoma" fo:font-size="10.5pt" fo:letter-spacing="normal" fo:font-style="normal" fo:font-weight="bold" fo:background-color="#ffff66"/>
    </style:style>
    <style:style style:name="T27" style:family="text">
      <style:text-properties fo:font-variant="normal" fo:text-transform="none" fo:color="#000000" fo:font-size="10.5pt" fo:letter-spacing="normal" fo:font-style="normal" fo:font-weight="bold" fo:background-color="#ffff66"/>
    </style:style>
    <style:style style:name="T28" style:family="text">
      <style:text-properties fo:font-variant="normal" fo:text-transform="none" fo:color="#000000" style:font-name="Arial" fo:font-size="10.5pt" fo:letter-spacing="normal" fo:font-style="normal" fo:font-weight="bold" fo:background-color="#ffff66" style:font-name-asian="Arial"/>
    </style:style>
    <style:style style:name="T29" style:family="text">
      <style:text-properties fo:font-variant="normal" fo:text-transform="none" fo:color="#000000" style:font-name="宋体" fo:font-size="10.5pt" fo:letter-spacing="normal" fo:font-style="normal" fo:font-weight="bold" fo:background-color="#ffff66" style:font-name-asian="宋体"/>
    </style:style>
    <style:style style:name="T30" style:family="text">
      <style:text-properties fo:font-variant="normal" fo:text-transform="none" fo:color="#b32bd5" style:font-name="tahoma" fo:font-size="10.5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b32bd5" fo:letter-spacing="normal" style:text-underline-style="solid" style:text-underline-width="auto" style:text-underline-color="font-color" style:font-name-asian="tahoma" style:font-size-asian="10.5pt" style:font-style-asian="normal" style:font-weight-asian="normal"/>
    </style:style>
    <style:style style:name="T32" style:family="text">
      <style:text-properties fo:font-variant="normal" fo:text-transform="none" fo:color="#b32bd5" fo:letter-spacing="normal" style:text-underline-style="solid" style:text-underline-width="auto" style:text-underline-color="font-color" style:font-size-asian="10.5pt" style:font-style-asian="normal" style:font-weight-asian="normal"/>
    </style:style>
    <style:style style:name="T33" style:family="text">
      <style:text-properties fo:font-variant="normal" fo:text-transform="none" fo:color="#b32bd5" fo:font-size="10.5pt" fo:letter-spacing="normal" fo:font-style="normal" style:text-underline-style="solid" style:text-underline-width="auto" style:text-underline-color="font-color" fo:font-weight="normal"/>
    </style:style>
    <style:style style:name="T34" style:family="text">
      <style:text-properties fo:font-variant="normal" fo:text-transform="none" fo:color="#b32bd5" style:font-name="Arial" fo:letter-spacing="normal" style:text-underline-style="solid" style:text-underline-width="auto" style:text-underline-color="font-color" style:font-name-asian="Arial" style:font-size-asian="10.5pt" style:font-style-asian="normal" style:font-weight-asian="normal"/>
    </style:style>
    <style:style style:name="T35" style:family="text">
      <style:text-properties fo:font-variant="normal" fo:text-transform="none" fo:color="#b32bd5" style:font-name="Arial" fo:font-size="10.5pt" fo:letter-spacing="normal" fo:font-style="normal" style:text-underline-style="solid" style:text-underline-width="auto" style:text-underline-color="font-color" fo:font-weight="normal" style:font-name-asian="Arial"/>
    </style:style>
    <style:style style:name="T36" style:family="text">
      <style:text-properties fo:font-variant="normal" fo:text-transform="none" fo:color="#b32bd5" style:font-name="宋体" fo:letter-spacing="normal" style:text-underline-style="solid" style:text-underline-width="auto" style:text-underline-color="font-color" style:font-name-asian="宋体" style:font-size-asian="10.5pt" style:font-style-asian="normal" style:font-weight-asian="normal"/>
    </style:style>
    <style:style style:name="T37" style:family="text">
      <style:text-properties fo:font-variant="normal" fo:text-transform="none" fo:color="#b32bd5" style:font-name="宋体" fo:font-size="10.5pt" fo:letter-spacing="normal" fo:font-style="normal" style:text-underline-style="solid" style:text-underline-width="auto" style:text-underline-color="font-color" fo:font-weight="normal" style:font-name-asian="宋体"/>
    </style:style>
    <style:style style:name="T38" style:family="text">
      <style:text-properties style:font-size-asian="10.5pt" style:font-style-asian="normal" style:font-weight-asian="normal"/>
    </style:style>
    <style:style style:name="T39" style:family="text">
      <style:text-properties fo:font-size="10.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3">在 </text:span><text:span text:style-name="T1">iSCSI Target </text:span><text:span text:style-name="T3">服务器中使用</text:span><text:span text:style-name="T1">LVM</text:span><text:span text:style-name="T3">创建和设置</text:span><text:bookmark text:name="baidusnap0"/><text:span text:style-name="T5">LUN</text:span><text:span text:style-name="T3">（二）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T15">[</text:span><text:span text:style-name="T16">日期：</text:span><text:span text:style-name="T15">2015-03-03]</text:span></text:p>
          </table:table-cell>
          <table:table-cell table:style-name="Table1.A1" office:value-type="string">
            <text:p text:style-name="P2"><text:span text:style-name="T16">来源：</text:span><text:span text:style-name="T15">Linux</text:span><text:span text:style-name="T16">中国  作者：</text:span><text:span text:style-name="T15">Linux</text:span></text:p>
          </table:table-cell>
          <table:table-cell table:style-name="Table1.A1" office:value-type="string">
            <text:p text:style-name="P3"><text:span text:style-name="T15">[</text:span><text:span text:style-name="T16">字体：</text:span><text:a xlink:type="simple" xlink:href="javascript:ContentSize(16)"><text:span text:style-name="T17">大</text:span></text:a><text:span text:style-name="T16"> </text:span><text:a xlink:type="simple" xlink:href="javascript:ContentSize(0)"><text:span text:style-name="T17">中</text:span></text:a><text:span text:style-name="T16"> </text:span><text:a xlink:type="simple" xlink:href="javascript:ContentSize(12)"><text:span text:style-name="T17">小</text:span></text:a><text:span text:style-name="T15">]</text:span></text:p>
          </table:table-cell>
        </table:table-row>
      </table:table>
      <text:section text:style-name="Sect1" text:name="li_all">
        <text:p text:style-name="P5"/>
        <text:section text:style-name="Sect1" text:name="li_1">
          <text:p text:style-name="P6"/>
        </text:section>
        <text:section text:style-name="Sect1" text:name="li_2">
          <text:p text:style-name="P6"/>
        </text:section>
      </text:section>
      <text:section text:style-name="Sect1" text:name="content">
        <text:p text:style-name="P12"><text:span text:style-name="T13">LUN</text:span><text:span text:style-name="T38">是逻辑单元号，它与</text:span><text:span text:style-name="T39">iSCSI</text:span><text:span text:style-name="T38">存储服务器共享。</text:span><text:span text:style-name="T39">iSCSI </text:span><text:span text:style-name="T38">目标器通过</text:span><text:span text:style-name="T39">TCP/IP</text:span><text:span text:style-name="T38">网络共享它的物理驱动器给发起程序（</text:span><text:span text:style-name="T39">initiator</text:span><text:span text:style-name="T38">）。这些来自一个大型存储（</text:span><text:span text:style-name="T39">SAN</text:span><text:span text:style-name="T38">：</text:span><text:span text:style-name="T39">Storage Area Network</text:span><text:span text:style-name="T38">）的驱动器集合称作</text:span><text:span text:style-name="T13">LUN</text:span><text:span text:style-name="T38">。在真实环境中</text:span><text:span text:style-name="T13">LUN</text:span><text:span text:style-name="T38">是在</text:span><text:span text:style-name="T39">LVM</text:span><text:span text:style-name="T38">中定义的，因为它可以按需扩展。</text:span></text:p>
        <text:p text:style-name="P12"><draw:frame draw:style-name="fr1" draw:name="graphics1" text:anchor-type="as-char" svg:width="19.209cm" svg:height="12.171cm" draw:z-index="0"><draw:image xlink:href="http://www.linuxidc.com/upload/2015_03/150303140343561.png" xlink:type="simple" xlink:show="embed" xlink:actuate="onLoad"/><svg:title>Create LUNS using LVM in Target Server</svg:title></draw:frame></text:p>
        <text:p text:style-name="P1"><text:span text:style-name="Emphasis"><text:span text:style-name="T24">在目标器中使用 </text:span></text:span><text:span text:style-name="Emphasis"><text:span text:style-name="T25">LVM </text:span></text:span><text:span text:style-name="Emphasis"><text:span text:style-name="T24">创建 </text:span></text:span><text:span text:style-name="Emphasis"><text:span text:style-name="T29">LUN</text:span></text:span></text:p>
        <text:h text:style-name="P7" text:outline-level="4"><text:bookmark text:name="toc_1"/><text:span text:style-name="T38">为什么使用</text:span><text:span text:style-name="T13">LUN</text:span><text:span text:style-name="T38">？</text:span></text:h>
        <text:p text:style-name="P12"><text:span text:style-name="T13">LUN</text:span><text:span text:style-name="T38">用于存储，</text:span><text:span text:style-name="T39">SAN</text:span><text:span text:style-name="T38">存储大多数由</text:span><text:span text:style-name="T13">LUN</text:span><text:span text:style-name="T38">的集群来组成存储池，</text:span><text:span text:style-name="T13">LUN</text:span><text:span text:style-name="T38">由目标器的几块物理驱动器组成。我们可以使用</text:span><text:span text:style-name="T13">LUN</text:span><text:span text:style-name="T38">作为系统物理驱动器来安装操作系统，</text:span><text:span text:style-name="T13">LUN</text:span><text:span text:style-name="T38">可以用在集群、虚</text:span><text:span text:style-name="T38">拟服务器、</text:span><text:span text:style-name="T39">SAN</text:span><text:soft-page-break/><text:span text:style-name="T38">中。在虚拟服务器中使用</text:span><text:span text:style-name="T13">LUN</text:span><text:span text:style-name="T38">的主要用途是作为操作系统的存储。</text:span><text:span text:style-name="T13">LUN</text:span><text:span text:style-name="T38">的性能和可靠性根据在创建目标存储服务器时所使用的驱动器决定。</text:span></text:p>
        <text:h text:style-name="P8" text:outline-level="4"><text:bookmark text:name="toc_2"/>前置阅读</text:h>
        <text:p text:style-name="P12"><text:span text:style-name="T38">要了解创建</text:span><text:span text:style-name="T39">iSCSI </text:span><text:span text:style-name="T38">目标器，点击下面的链接。</text:span></text:p>
        <text:list xml:id="list30761237" text:style-name="L1">
          <text:list-item>
            <text:p text:style-name="P9"><text:a xlink:type="simple" xlink:href="http://www.linuxidc.com/Linux/2015-03/114323.htm" office:target-frame-name="_blank" xlink:show="new"><text:span text:style-name="T36">使用</text:span></text:a><text:a xlink:type="simple" xlink:href="http://www.linuxidc.com/Linux/2015-03/114323.htm" office:target-frame-name="_blank" xlink:show="new"><text:span text:style-name="T37">iSCSI Target</text:span></text:a><text:a xlink:type="simple" xlink:href="http://www.linuxidc.com/Linux/2015-03/114323.htm" office:target-frame-name="_blank" xlink:show="new"><text:span text:style-name="T36">创建集中式安全存储（一）</text:span></text:a></text:p>
          </text:list-item>
        </text:list>
        <text:h text:style-name="P8" text:outline-level="4"><text:bookmark text:name="toc_3"/>主服务器设置</text:h>
        <text:p text:style-name="P12"><text:span text:style-name="T38">系统信息和网络设置部分与前文的</text:span><text:span text:style-name="T39">iSCSI </text:span><text:span text:style-name="T38">目标器相同 </text:span><text:span text:style-name="T39">- </text:span><text:span text:style-name="T38">我们在相同的服务器上定义</text:span><text:span text:style-name="T13">LUN</text:span><text:span text:style-name="T38">。</text:span></text:p>
        <text:list xml:id="list30763709" text:style-name="L2">
          <text:list-item>
            <text:p text:style-name="P10"><text:span text:style-name="T24">操作系统 – </text:span><text:a xlink:type="simple" xlink:href="http://www.linuxidc.com/topicnews.aspx?tid=14" office:target-frame-name="_blank" xlink:show="new"><text:span text:style-name="T37">CentOS</text:span></text:a><text:span text:style-name="T25"> 6.5 (Final)</text:span></text:p>
          </text:list-item>
          <text:list-item>
            <text:p text:style-name="P13"><text:span text:style-name="T39">iSCSI </text:span><text:span text:style-name="T38">目标器 </text:span><text:span text:style-name="T39">IP – 192.168.0.200</text:span></text:p>
          </text:list-item>
          <text:list-item>
            <text:p text:style-name="P13"><text:span text:style-name="T38">使用的端口 </text:span><text:span text:style-name="T39">: TCP 860, 3260</text:span></text:p>
          </text:list-item>
          <text:list-item>
            <text:p text:style-name="P13"><text:span text:style-name="T38">配置文件 </text:span><text:span text:style-name="T39">: /etc/tgt/targets.conf</text:span></text:p>
          </text:list-item>
        </text:list>
        <text:h text:style-name="P7" text:outline-level="4"><text:bookmark text:name="baidusnap1"/><text:bookmark text:name="toc_4"/><text:span text:style-name="T9">在</text:span><text:span text:style-name="T14">iSCSI</text:span><text:span text:style-name="T39"> </text:span><text:span text:style-name="T38">目标器使用</text:span><text:span text:style-name="T39">LVM</text:span><text:span text:style-name="T38">创建</text:span><text:span text:style-name="T13">LUN</text:span></text:h>
        <text:p text:style-name="P1"><text:span text:style-name="T24">首先，用</text:span><text:span text:style-name="Strong_20_Emphasis"><text:span text:style-name="T25">fdisk -l</text:span></text:span><text:span text:style-name="T24">命令找出驱动器的列表，这会列出系统中所有分区的列表。</text:span></text:p>
        <text:list xml:id="list30775771" text:style-name="L3">
          <text:list-item>
            <text:p text:style-name="P19"># fdisk -l</text:p>
          </text:list-item>
        </text:list>
        <text:p text:style-name="P17">上面的命令只会给出基本系统的驱动器信息。为了得到存储设备的信息，使用下面的命令来得到存<text:soft-page-break/>储设备的列表。</text:p>
        <text:list xml:id="list30777261" text:style-name="L4">
          <text:list-item>
            <text:p text:style-name="P20"># fdisk -l /dev/vda &amp;&amp; fdisk -l /dev/sda</text:p>
          </text:list-item>
        </text:list>
        <text:p text:style-name="P12"><draw:frame draw:style-name="fr1" draw:name="graphics2" text:anchor-type="as-char" svg:width="1.997cm" svg:height="0.998cm" draw:z-index="1"><draw:image xlink:href="http://www.linuxidc.com/upload/2015_03/150303140343563.jpg" xlink:type="simple" xlink:show="embed" xlink:actuate="onLoad"/><svg:title>List Storage Drives</svg:title></draw:frame></text:p>
        <text:p text:style-name="P1"><text:span text:style-name="Emphasis"><text:span text:style-name="T24">列出存储设备</text:span></text:span></text:p>
        <text:p text:style-name="P1"><text:span text:style-name="Strong_20_Emphasis"><text:span text:style-name="T24">注意</text:span></text:span><text:span text:style-name="T24">：这里</text:span><text:span text:style-name="Strong_20_Emphasis"><text:span text:style-name="T25">vda</text:span></text:span><text:span text:style-name="T24">是虚拟机硬盘，因为我使用的是虚拟机来用于演示，</text:span><text:span text:style-name="Strong_20_Emphasis"><text:span text:style-name="T25">/dev/sda</text:span></text:span><text:span text:style-name="T25"> </text:span><text:span text:style-name="T24">是额外加入的存储。</text:span></text:p>
        <text:h text:style-name="P7" text:outline-level="4"><text:bookmark text:name="toc_5"/><text:span text:style-name="T38">第一步： 创建用于</text:span><text:span text:style-name="T13">LUN</text:span><text:span text:style-name="T38">的</text:span><text:span text:style-name="T39">LVM</text:span><text:span text:style-name="T38">驱动器</text:span></text:h>
        <text:p text:style-name="P1"><text:span text:style-name="T24">我们使用</text:span><text:span text:style-name="Strong_20_Emphasis"><text:span text:style-name="T25">/dev/sda</text:span></text:span><text:span text:style-name="T24">驱动器来创建</text:span><text:span text:style-name="T25">LVM</text:span><text:span text:style-name="T24">。</text:span></text:p>
        <text:list xml:id="list30748263" text:style-name="L5">
          <text:list-item>
            <text:p text:style-name="P21"># fdisk -l /dev/sda</text:p>
          </text:list-item>
        </text:list>
        <text:p text:style-name="P12"><draw:frame draw:style-name="fr1" draw:name="graphics3" text:anchor-type="as-char" svg:width="15.399cm" svg:height="6.297cm" draw:z-index="2"><draw:image xlink:href="http://www.linuxidc.com/upload/2015_03/150303140343562.jpg" xlink:type="simple" xlink:show="embed" xlink:actuate="onLoad"/><svg:title>List LVM Drive</svg:title></draw:frame></text:p>
        <text:p text:style-name="P1"><text:span text:style-name="Emphasis"><text:span text:style-name="T24">列出</text:span></text:span><text:span text:style-name="Emphasis"><text:span text:style-name="T25">LVM</text:span></text:span><text:span text:style-name="Emphasis"><text:span text:style-name="T24">驱动器</text:span></text:span></text:p>
        <text:p text:style-name="P12"><text:soft-page-break/><text:span text:style-name="T38">现在让我们使用如下</text:span><text:span text:style-name="T39">fdisk</text:span><text:span text:style-name="T38">命令列出驱动器分区。</text:span></text:p>
        <text:list xml:id="list30758041" text:style-name="L6">
          <text:list-item>
            <text:p text:style-name="P22"># fdisk -cu /dev/sda</text:p>
          </text:list-item>
        </text:list>
        <text:list xml:id="list30773780" text:style-name="L7">
          <text:list-item>
            <text:p text:style-name="P11"><text:span text:style-name="T24">选项 ‘</text:span><text:span text:style-name="Strong_20_Emphasis"><text:span text:style-name="T25">-c</text:span></text:span><text:span text:style-name="T25">’ </text:span><text:span text:style-name="T24">关闭</text:span><text:span text:style-name="T25">DOS</text:span><text:span text:style-name="T24">兼容模式。</text:span></text:p>
          </text:list-item>
          <text:list-item>
            <text:p text:style-name="P11"><text:span text:style-name="T24">选项 ‘</text:span><text:span text:style-name="Strong_20_Emphasis"><text:span text:style-name="T25">-u</text:span></text:span><text:span text:style-name="T25">’ </text:span><text:span text:style-name="T24">用于列出分区表时给出扇区而不是柱面的大小。</text:span></text:p>
          </text:list-item>
        </text:list>
        <text:p text:style-name="P1"><text:span text:style-name="T24">使用</text:span><text:span text:style-name="Strong_20_Emphasis"><text:span text:style-name="T25">n</text:span></text:span><text:span text:style-name="T24">创建新的分区。</text:span></text:p>
        <text:list xml:id="list30774243" text:style-name="L8">
          <text:list-item>
            <text:p text:style-name="P23">Command(m for help): n</text:p>
          </text:list-item>
        </text:list>
        <text:p text:style-name="P1"><text:span text:style-name="T24">使用</text:span><text:span text:style-name="Strong_20_Emphasis"><text:span text:style-name="T25">p</text:span></text:span><text:span text:style-name="T24">创建主分区。</text:span></text:p>
        <text:list xml:id="list30752868" text:style-name="L9">
          <text:list-item>
            <text:p text:style-name="P24">Command action</text:p>
          </text:list-item>
          <text:list-item>
            <text:p text:style-name="P24">e extended</text:p>
          </text:list-item>
          <text:list-item>
            <text:p text:style-name="P24">p primary partition (1-4)</text:p>
          </text:list-item>
        </text:list>
        <text:p text:style-name="P17">给我们创建的分区一个分区号。</text:p>
        <text:list xml:id="list30753546" text:style-name="L10">
          <text:list-item>
            <text:p text:style-name="P25">Partition number (1-4):1</text:p>
          </text:list-item>
        </text:list>
        <text:p text:style-name="P12"><text:span text:style-name="T38">到这里，我们就要设置</text:span><text:span text:style-name="T39">LVM</text:span><text:span text:style-name="T38">驱动器了。因此，我们需要使用默认的设置来使用整个驱动器。</text:span></text:p>
        <text:list xml:id="list30771420" text:style-name="L11">
          <text:list-item>
            <text:p text:style-name="P26">First sector (2048-37748735,default2048):</text:p>
          </text:list-item>
          <text:list-item>
            <text:p text:style-name="P26"><text:soft-page-break/>Usingdefault value 2048</text:p>
          </text:list-item>
          <text:list-item>
            <text:p text:style-name="P26">Last sector,+sectors or+size{K,M,G}(2048-37748735,default37748735):</text:p>
          </text:list-item>
          <text:list-item>
            <text:p text:style-name="P26">Usingdefault value 37748735</text:p>
          </text:list-item>
        </text:list>
        <text:p text:style-name="P1"><text:span text:style-name="T24">选择分区的类型，这里我们要设置</text:span><text:span text:style-name="T25">LVM</text:span><text:span text:style-name="T24">，因此使用</text:span><text:span text:style-name="Strong_20_Emphasis"><text:span text:style-name="T25">8e</text:span></text:span><text:span text:style-name="T24">。使用</text:span><text:span text:style-name="Strong_20_Emphasis"><text:span text:style-name="T25">l</text:span></text:span><text:span text:style-name="T24">列出所有的类型。</text:span></text:p>
        <text:list xml:id="list30759815" text:style-name="L12">
          <text:list-item>
            <text:p text:style-name="P27">Command(m for help): t</text:p>
          </text:list-item>
        </text:list>
        <text:p text:style-name="P17">选择想要改变类型的分区。</text:p>
        <text:list xml:id="list30772944" text:style-name="L13">
          <text:list-item>
            <text:p text:style-name="P28">Selected partition 1</text:p>
          </text:list-item>
          <text:list-item>
            <text:p text:style-name="P28">Hex code (type L to list codes):8e</text:p>
          </text:list-item>
          <text:list-item>
            <text:p text:style-name="P28">Changed system type of partition 1 to 8e(Linux LVM)</text:p>
          </text:list-item>
        </text:list>
        <text:p text:style-name="P1"><text:span text:style-name="T24">在改变完类型之后，通过打印（</text:span><text:span text:style-name="Strong_20_Emphasis"><text:span text:style-name="T25">p</text:span></text:span><text:span text:style-name="T24">）选项来列出分区表。</text:span></text:p>
        <text:list xml:id="list30764041" text:style-name="L14">
          <text:list-item>
            <text:p text:style-name="P29">Command(m for help): p</text:p>
          </text:list-item>
          <text:list-item>
            <text:p text:style-name="P14"> </text:p>
          </text:list-item>
          <text:list-item>
            <text:p text:style-name="P29">Disk/dev/sda:19.3 GB,19327352832 bytes</text:p>
          </text:list-item>
          <text:list-item>
            <text:p text:style-name="P29">255 heads,63 sectors/track,2349 cylinders, total 37748736 sectors</text:p>
          </text:list-item>
          <text:list-item>
            <text:p text:style-name="P29"><text:soft-page-break/>Units= sectors of 1*512=512 bytes</text:p>
          </text:list-item>
          <text:list-item>
            <text:p text:style-name="P29">Sector size (logical/physical):512 bytes /512 bytes</text:p>
          </text:list-item>
          <text:list-item>
            <text:p text:style-name="P29">I/O size (minimum/optimal):512 bytes /512 bytes</text:p>
          </text:list-item>
          <text:list-item>
            <text:p text:style-name="P29">Disk identifier:0x9fae99c8</text:p>
          </text:list-item>
          <text:list-item>
            <text:p text:style-name="P14"> </text:p>
          </text:list-item>
          <text:list-item>
            <text:p text:style-name="P29">DeviceBootStartEndBlocksIdSystem</text:p>
          </text:list-item>
          <text:list-item>
            <text:p text:style-name="P29">/dev/sda1 204837748735188733448eLinux LVM</text:p>
          </text:list-item>
        </text:list>
        <text:p text:style-name="P1"><text:span text:style-name="T24">使用</text:span><text:span text:style-name="Strong_20_Emphasis"><text:span text:style-name="T25">w</text:span></text:span><text:span text:style-name="T24">写入设置并退出</text:span><text:span text:style-name="T25">fdisk</text:span><text:span text:style-name="T24">工具，重启系统使设置生效。</text:span></text:p>
        <text:p text:style-name="P12"><text:span text:style-name="T38">作为参考，我下面附上了截图来给你在创建</text:span><text:span text:style-name="T39">LVM</text:span><text:span text:style-name="T38">驱动器时一个明确的指导。</text:span></text:p>
        <text:p text:style-name="P12"><text:soft-page-break/><draw:frame draw:style-name="fr1" draw:name="graphics4" text:anchor-type="as-char" svg:width="15.61cm" svg:height="16.96cm" draw:z-index="3"><draw:image xlink:href="http://www.linuxidc.com/upload/2015_03/150303140343564.jpg" xlink:type="simple" xlink:show="embed" xlink:actuate="onLoad"/><svg:title>Create LVM Partition</svg:title></draw:frame></text:p>
        <text:p text:style-name="P1"><text:span text:style-name="Emphasis"><text:span text:style-name="T24">创建</text:span></text:span><text:span text:style-name="Emphasis"><text:span text:style-name="T25">LVM</text:span></text:span><text:span text:style-name="Emphasis"><text:span text:style-name="T24">分区</text:span></text:span></text:p>
        <text:p text:style-name="P12"><text:span text:style-name="T38">系统重启后，使用</text:span><text:span text:style-name="T39">fdisk</text:span><text:span text:style-name="T38">命令列出分区表。</text:span></text:p>
        <text:list xml:id="list30753875" text:style-name="L15">
          <text:list-item>
            <text:p text:style-name="P30"># fdisk -l /dev/sda</text:p>
          </text:list-item>
        </text:list>
        <text:p text:style-name="P12"><text:soft-page-break/><draw:frame draw:style-name="fr1" draw:name="graphics5" text:anchor-type="as-char" svg:width="16.722cm" svg:height="6.932cm" draw:z-index="4"><draw:image xlink:href="http://www.linuxidc.com/upload/2015_03/150303140343565.jpg" xlink:type="simple" xlink:show="embed" xlink:actuate="onLoad"/><svg:title>Verify LVM Partition</svg:title></draw:frame></text:p>
        <text:p text:style-name="P1"><text:span text:style-name="Emphasis"><text:span text:style-name="T24">验证</text:span></text:span><text:span text:style-name="Emphasis"><text:span text:style-name="T25">LVM</text:span></text:span><text:span text:style-name="Emphasis"><text:span text:style-name="T24">分区</text:span></text:span></text:p>
        <text:h text:style-name="P7" text:outline-level="4"><text:bookmark text:name="toc_6"/><text:span text:style-name="T38">第二步： 为</text:span><text:span text:style-name="T13">LUN</text:span><text:span text:style-name="T38">创建逻辑卷</text:span></text:h>
        <text:p text:style-name="P12"><text:span text:style-name="T38">现在我们使用‘</text:span><text:span text:style-name="T39">pvcreate’</text:span><text:span text:style-name="T38">命令创建物理卷。</text:span></text:p>
        <text:list xml:id="list30747656" text:style-name="L16">
          <text:list-item>
            <text:p text:style-name="P31"># pvcreate /dev/sda1</text:p>
          </text:list-item>
        </text:list>
        <text:p text:style-name="P12"><text:span text:style-name="T38">用</text:span><text:span text:style-name="T39">iSCSI</text:span><text:span text:style-name="T38">的名字创建卷组来区分这个卷组。</text:span></text:p>
        <text:list xml:id="list30777835" text:style-name="L17">
          <text:list-item>
            <text:p text:style-name="P32"># vgcreate vg_iscsi /dev/sda1</text:p>
          </text:list-item>
        </text:list>
        <text:p text:style-name="P12"><text:span text:style-name="T38">这里我定义了</text:span><text:span text:style-name="T39">4</text:span><text:span text:style-name="T38">个逻辑卷，因此在我的</text:span><text:span text:style-name="T39">iSCSI target</text:span><text:span text:style-name="T38">上就会有</text:span><text:span text:style-name="T39">4</text:span><text:span text:style-name="T38">个</text:span><text:span text:style-name="T13">LUN</text:span><text:span text:style-name="T38">。</text:span></text:p>
        <text:list xml:id="list30768433" text:style-name="L18">
          <text:list-item>
            <text:p text:style-name="P33"># lvcreate -L 4G -n lv_iscsi vg_iscsi</text:p>
          </text:list-item>
          <text:list-item>
            <text:p text:style-name="P33"># lvcreate -L 4G -n lv_iscsi-1 vg_iscsi</text:p>
          </text:list-item>
          <text:list-item>
            <text:p text:style-name="P33"># lvcreate -L 4G -n lv_iscsi-2 vg_iscsi</text:p>
          </text:list-item>
          <text:list-item>
            <text:p text:style-name="P33"><text:soft-page-break/># lvcreate -L 4G -n lv_iscsi-3 vg_iscsi</text:p>
          </text:list-item>
        </text:list>
        <text:p text:style-name="P17">列出物理卷、卷组和逻辑卷确定。</text:p>
        <text:list xml:id="list30746816" text:style-name="L19">
          <text:list-item>
            <text:p text:style-name="P34"># pvs &amp;&amp; vgs &amp;&amp; lvs</text:p>
          </text:list-item>
          <text:list-item>
            <text:p text:style-name="P34"># lvs</text:p>
          </text:list-item>
        </text:list>
        <text:p text:style-name="P17">为了更好地理解上面的命令，我在下面包含了截图作为参考。</text:p>
        <text:p text:style-name="P12"><draw:frame draw:style-name="fr1" draw:name="graphics6" text:anchor-type="as-char" svg:width="1.997cm" svg:height="0.998cm" draw:z-index="5"><draw:image xlink:href="http://www.linuxidc.com/upload/2015_03/150303140343567.jpg" xlink:type="simple" xlink:show="embed" xlink:actuate="onLoad"/><svg:title>Creating LVM Logical Volumes</svg:title></draw:frame></text:p>
        <text:p text:style-name="P1"><text:span text:style-name="Emphasis"><text:span text:style-name="T24">创建</text:span></text:span><text:span text:style-name="Emphasis"><text:span text:style-name="T25">LVM</text:span></text:span><text:span text:style-name="Emphasis"><text:span text:style-name="T24">逻辑卷</text:span></text:span></text:p>
        <text:p text:style-name="P12"><draw:frame draw:style-name="fr1" draw:name="graphics7" text:anchor-type="as-char" svg:width="1.997cm" svg:height="0.998cm" draw:z-index="6"><draw:image xlink:href="http://www.linuxidc.com/upload/2015_03/150303140343566.jpg" xlink:type="simple" xlink:show="embed" xlink:actuate="onLoad"/><svg:title>Verify LVM Logical Volumes</svg:title></draw:frame></text:p>
        <text:p text:style-name="P1"><text:span text:style-name="Emphasis"><text:span text:style-name="T24">验证</text:span></text:span><text:span text:style-name="Emphasis"><text:span text:style-name="T25">LVM</text:span></text:span><text:span text:style-name="Emphasis"><text:span text:style-name="T24">逻辑卷</text:span></text:span></text:p>
        <text:h text:style-name="P7" text:outline-level="4"><text:bookmark text:name="toc_7"/><text:span text:style-name="T38">第三步</text:span><text:span text:style-name="T39">: </text:span><text:span text:style-name="T38">在目标器中定义</text:span><text:span text:style-name="T13">LUN</text:span></text:h>
        <text:p text:style-name="P12"><text:span text:style-name="T38">我们已经创建了逻辑卷并准备使用</text:span><text:span text:style-name="T13">LUN</text:span><text:span text:style-name="T38">，现在我们在目标器配置中定义</text:span><text:span text:style-name="T13">LUN</text:span><text:span text:style-name="T38">，只有这样做它才能用在客户机中（发起程序）。</text:span></text:p>
        <text:p text:style-name="P12"><text:span text:style-name="T38">用你选择的编辑器打开位于‘</text:span><text:span text:style-name="T39">/etc/tgt/targets.conf’</text:span><text:span text:style-name="T38">的目标器配置文件。</text:span></text:p>
        <text:list xml:id="list30757214" text:style-name="L20">
          <text:list-item>
            <text:p text:style-name="P35"># vim /etc/tgt/targets.conf</text:p>
          </text:list-item>
        </text:list>
        <text:p text:style-name="P12"><text:soft-page-break/><text:span text:style-name="T38">追加下面的</text:span><text:span text:style-name="T39">target</text:span><text:span text:style-name="T38">配置文件</text:span><text:bookmark text:name="baidusnap3"/><text:span text:style-name="T12">中的</text:span><text:span text:style-name="T38">定义。保存并关闭文件。</text:span></text:p>
        <text:list xml:id="list30763867" text:style-name="L21">
          <text:list-item>
            <text:p text:style-name="P36">&lt;targetiqn.2014-07.com.tecmint:tgt1&gt;</text:p>
          </text:list-item>
          <text:list-item>
            <text:p text:style-name="P36">backing-store /dev/vg_iscsi/lv_iscsi</text:p>
          </text:list-item>
          <text:list-item>
            <text:p text:style-name="P36">&lt;/target&gt;</text:p>
          </text:list-item>
          <text:list-item>
            <text:p text:style-name="P36">&lt;targetiqn.2014-07.com.tecmint:tgt1&gt;</text:p>
          </text:list-item>
          <text:list-item>
            <text:p text:style-name="P36">backing-store /dev/vg_iscsi/lv_iscsi-1</text:p>
          </text:list-item>
          <text:list-item>
            <text:p text:style-name="P36">&lt;/target&gt;</text:p>
          </text:list-item>
          <text:list-item>
            <text:p text:style-name="P36">&lt;targetiqn.2014-07.com.tecmint:tgt1&gt;</text:p>
          </text:list-item>
          <text:list-item>
            <text:p text:style-name="P36">backing-store /dev/vg_iscsi/lv_iscsi-2</text:p>
          </text:list-item>
          <text:list-item>
            <text:p text:style-name="P36">&lt;/target&gt;</text:p>
          </text:list-item>
          <text:list-item>
            <text:p text:style-name="P36">&lt;targetiqn.2014-07.com.tecmint:tgt1&gt;</text:p>
          </text:list-item>
          <text:list-item>
            <text:p text:style-name="P36">backing-store /dev/vg_iscsi/lv_iscsi-3</text:p>
          </text:list-item>
          <text:list-item>
            <text:p text:style-name="P36">&lt;/target</text:p>
          </text:list-item>
        </text:list>
        <text:p text:style-name="P12"><text:soft-page-break/><draw:frame draw:style-name="fr1" draw:name="graphics8" text:anchor-type="as-char" svg:width="16.298cm" svg:height="11.165cm" draw:z-index="7"><draw:image xlink:href="http://www.linuxidc.com/upload/2015_03/150303140343568.jpg" xlink:type="simple" xlink:show="embed" xlink:actuate="onLoad"/><svg:title>Configure LUNs in Target Server</svg:title></draw:frame></text:p>
        <text:p text:style-name="P1"><text:span text:style-name="Emphasis"><text:span text:style-name="T24">在</text:span></text:span><text:span text:style-name="Emphasis"><text:span text:style-name="T25">target</text:span></text:span><text:span text:style-name="Emphasis"><text:span text:style-name="T24">中配置</text:span></text:span><text:span text:style-name="Emphasis"><text:span text:style-name="T29">LUN</text:span></text:span></text:p>
        <text:p text:style-name="P17">上图的解释：</text:p>
        <text:list xml:id="list30761178" text:style-name="L22">
          <text:list-item>
            <text:p text:style-name="P15"><text:span text:style-name="T39">iSCSI </text:span><text:span text:style-name="T38">采取限定名 </text:span><text:span text:style-name="T39">(iqn.2014-07.com.tecmint:tgt1).</text:span></text:p>
          </text:list-item>
          <text:list-item>
            <text:p text:style-name="P18">名称随便你</text:p>
          </text:list-item>
          <text:list-item>
            <text:p text:style-name="P18">用于确定目标名， 这是这台服务器<text:span text:style-name="T11">中的</text:span>第一个目标</text:p>
          </text:list-item>
          <text:list-item>
            <text:p text:style-name="P15"><text:span text:style-name="T39">LVM</text:span><text:span text:style-name="T38">共享特定的</text:span><text:span text:style-name="T13">LUN</text:span><text:span text:style-name="T38">。</text:span></text:p>
          </text:list-item>
        </text:list>
        <text:p text:style-name="P1"><text:span text:style-name="T24">接下来使用下面的命令重载</text:span><text:span text:style-name="Strong_20_Emphasis"><text:span text:style-name="T25">tgd</text:span></text:span><text:span text:style-name="T24">服务配置。</text:span></text:p>
        <text:list xml:id="list30767401" text:style-name="L23">
          <text:list-item>
            <text:p text:style-name="P37"><text:soft-page-break/># /etc/init.d/tgtd reload</text:p>
          </text:list-item>
        </text:list>
        <text:p text:style-name="P12"><draw:frame draw:style-name="fr1" draw:name="graphics9" text:anchor-type="as-char" svg:width="1.997cm" svg:height="0.998cm" draw:z-index="8"><draw:image xlink:href="http://www.linuxidc.com/upload/2015_03/150303140343569.jpg" xlink:type="simple" xlink:show="embed" xlink:actuate="onLoad"/><svg:title>Reload Configuration</svg:title></draw:frame></text:p>
        <text:p text:style-name="P1"><text:span text:style-name="Emphasis"><text:span text:style-name="T24">重载配置</text:span></text:span></text:p>
        <text:p text:style-name="P12"><text:span text:style-name="T38">接下来使用下面的命令验证可用的</text:span><text:span text:style-name="T13">LUN</text:span><text:span text:style-name="T38">。</text:span></text:p>
        <text:list xml:id="list30751820" text:style-name="L24">
          <text:list-item>
            <text:p text:style-name="P38"># tgtadm --mode target --op show</text:p>
          </text:list-item>
        </text:list>
        <text:p text:style-name="P12"><text:soft-page-break/><draw:frame draw:style-name="fr1" draw:name="graphics10" text:anchor-type="as-char" svg:width="13.282cm" svg:height="21.378cm" draw:z-index="9"><draw:image xlink:href="http://www.linuxidc.com/upload/2015_03/1503031403435610.jpg" xlink:type="simple" xlink:show="embed" xlink:actuate="onLoad"/><svg:title>List Available LUNs</svg:title></draw:frame></text:p>
        <text:p text:style-name="P1"><text:span text:style-name="Emphasis"><text:span text:style-name="T24">列出可用</text:span></text:span><text:span text:style-name="Emphasis"><text:span text:style-name="T29">LUN</text:span></text:span></text:p>
        <text:p text:style-name="P12"><draw:frame draw:style-name="fr1" draw:name="graphics11" text:anchor-type="as-char" svg:width="1.997cm" svg:height="0.998cm" draw:z-index="10"><draw:image xlink:href="http://www.linuxidc.com/upload/2015_03/1503031403435611.jpg" xlink:type="simple" xlink:show="embed" xlink:actuate="onLoad"/><svg:title>LUNs Information</svg:title></draw:frame></text:p>
        <text:p text:style-name="P1"><text:soft-page-break/><text:span text:style-name="Emphasis"><text:span text:style-name="T29">LUN</text:span></text:span><text:span text:style-name="Emphasis"><text:span text:style-name="T24">信息</text:span></text:span></text:p>
        <text:p text:style-name="P12"><text:span text:style-name="T38">上面的命令会列出可用</text:span><text:span text:style-name="T13">LUN</text:span><text:span text:style-name="T38">的下面这些信息</text:span></text:p>
        <text:list xml:id="list30747495" text:style-name="L25">
          <text:list-item>
            <text:p text:style-name="P16"><text:span text:style-name="T39">iSCSI </text:span><text:span text:style-name="T38">限定名</text:span></text:p>
          </text:list-item>
          <text:list-item>
            <text:p text:style-name="P16"><text:span text:style-name="T39">iSCSI </text:span><text:span text:style-name="T38">已经准备好</text:span></text:p>
          </text:list-item>
          <text:list-item>
            <text:p text:style-name="P16"><text:span text:style-name="T38">默认</text:span><text:span text:style-name="T13">LUN</text:span><text:span text:style-name="T39"> 0</text:span><text:span text:style-name="T38">被控制器所保留</text:span></text:p>
          </text:list-item>
          <text:list-item>
            <text:p text:style-name="P16"><text:span text:style-name="T13">LUN</text:span><text:span text:style-name="T39"> 1</text:span><text:span text:style-name="T38">是我们定义的目标器</text:span></text:p>
          </text:list-item>
          <text:list-item>
            <text:p text:style-name="P16"><text:span text:style-name="T38">这里我为每个</text:span><text:span text:style-name="T13">LUN</text:span><text:span text:style-name="T38">都定义了</text:span><text:span text:style-name="T39">4GB</text:span></text:p>
          </text:list-item>
          <text:list-item>
            <text:p text:style-name="P16"><text:span text:style-name="T38">在线： 是的，这就是可以使用的</text:span><text:span text:style-name="T13">LUN</text:span></text:p>
          </text:list-item>
        </text:list>
        <text:p text:style-name="P12"><text:span text:style-name="T38">现在我们已经使用</text:span><text:span text:style-name="T39">LVM</text:span><text:span text:style-name="T38">为目标器定义了</text:span><text:span text:style-name="T13">LUN</text:span><text:span text:style-name="T38">，这可扩展并且支持很多特性，如快照。我们将会在第三部分了解如何用目标器授权，并且本地挂载远程存储。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ahoma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9M11S</meta:editing-duration>
    <meta:editing-cycles>4</meta:editing-cycles>
    <meta:generator>OpenOffice.org/3.2$Win32 OpenOffice.org_project/320m18$Build-9502</meta:generator>
    <dc:date>2015-07-27T11:58:06.25</dc:date>
    <dc:creator>Franklin Zhang</dc:creator>
    <meta:document-statistic meta:table-count="1" meta:image-count="11" meta:object-count="0" meta:page-count="14" meta:paragraph-count="134" meta:word-count="531" meta:character-count="3405"/>
    <meta:user-defined meta:name="Info 1"/>
    <meta:user-defined meta:name="Info 2"/>
    <meta:user-defined meta:name="Info 3"/>
    <meta:user-defined meta:name="Info 4"/>
  </office:meta>
</office:document-meta>
</file>